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5d890" officeooo:paragraph-rsid="0015d890"/>
    </style:style>
    <style:style style:name="P2" style:family="paragraph" style:parent-style-name="Standard">
      <style:paragraph-properties fo:text-align="center" style:justify-single-word="false"/>
      <style:text-properties officeooo:rsid="0015d890" officeooo:paragraph-rsid="0015d890"/>
    </style:style>
    <style:style style:name="P3" style:family="paragraph" style:parent-style-name="Standard">
      <style:paragraph-properties fo:text-align="center" style:justify-single-word="false"/>
      <style:text-properties fo:font-weight="bold" officeooo:rsid="0015d890" officeooo:paragraph-rsid="0015d890" style:font-weight-asian="bold" style:font-weight-complex="bold"/>
    </style:style>
    <style:style style:name="P4" style:family="paragraph" style:parent-style-name="Standard">
      <style:text-properties officeooo:rsid="0016a0aa" officeooo:paragraph-rsid="0016a0aa"/>
    </style:style>
    <style:style style:name="P5" style:family="paragraph" style:parent-style-name="Standard" style:list-style-name="L1">
      <style:text-properties officeooo:rsid="0015d890" officeooo:paragraph-rsid="0015d890"/>
    </style:style>
    <style:style style:name="P6" style:family="paragraph" style:parent-style-name="Standard">
      <style:text-properties officeooo:rsid="0015d890" officeooo:paragraph-rsid="0015d890"/>
    </style:style>
    <style:style style:name="P7" style:family="paragraph" style:parent-style-name="Standard">
      <style:text-properties officeooo:rsid="001c979d" officeooo:paragraph-rsid="001c979d"/>
    </style:style>
    <style:style style:name="P8" style:family="paragraph" style:parent-style-name="Standard" style:master-page-name="Landscape">
      <style:paragraph-properties style:page-number="auto"/>
      <style:text-properties officeooo:rsid="0015d890" officeooo:paragraph-rsid="0015d890"/>
    </style:style>
    <style:style style:name="P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 style:family="paragraph">
      <style:paragraph-properties fo:margin-left="0in" fo:margin-right="0in" fo:margin-top="0in" fo:margin-bottom="0in" fo:line-height="100%" fo:text-align="end" fo:text-indent="0in"/>
    </style:style>
    <style:style style:name="P11" style:family="paragraph">
      <loext:graphic-properties draw:fill="none" draw:fill-color="#ffffff"/>
      <style:paragraph-properties fo:margin-left="0in" fo:margin-right="0in" fo:margin-top="0in" fo:margin-bottom="0in" fo:line-height="100%" fo:text-align="end" fo:text-indent="0in"/>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 style:family="paragraph">
      <loext:graphic-properties draw:fill="none" draw:fill-color="#729fcf"/>
      <style:paragraph-properties fo:margin-left="0in" fo:margin-right="0in" fo:margin-top="0in" fo:margin-bottom="0in" fo:line-height="100%" fo:text-align="end"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3" style:family="paragraph">
      <loext:graphic-properties draw:fill="none" draw:fill-color="#729fcf"/>
      <style:paragraph-properties fo:margin-left="0in" fo:margin-right="0in" fo:margin-top="0in" fo:margin-bottom="0in" fo:line-height="100%" fo:text-align="end" fo:text-indent="0in"/>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 style:family="paragraph">
      <style:paragraph-properties fo:margin-left="0in" fo:margin-right="0in" fo:margin-top="0in" fo:margin-bottom="0in" fo:line-height="100%" fo:text-align="center" fo:text-indent="0in"/>
    </style:style>
    <style:style style:name="P15"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17" style:family="paragraph">
      <style:paragraph-properties fo:margin-left="0in" fo:margin-right="0in" fo:margin-top="0in" fo:margin-bottom="0in" fo:line-height="100%" fo:text-align="start" fo:text-indent="0in"/>
    </style:style>
    <style:style style:name="P18" style:family="paragraph">
      <loext:graphic-properties draw:fill="none" draw:fill-color="#fffff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6a0aa"/>
    </style:style>
    <style:style style:name="T2" style:family="text">
      <style:text-properties officeooo:rsid="0016cf27"/>
    </style:style>
    <style:style style:name="T3" style:family="text">
      <style:text-properties officeooo:rsid="001b2a48"/>
    </style:style>
    <style:style style:name="T4" style:family="text">
      <style:text-properties officeooo:rsid="001c979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text:list-style style:name="L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819in" fo:padding-top="0in" fo:padding-bottom="0in" fo:padding-left="0in" fo:padding-right="0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28in" fo:padding-top="0in" fo:padding-bottom="0in" fo:padding-left="0in" fo:padding-right="0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5in" fo:padding-top="0in" fo:padding-bottom="0in" fo:padding-left="0in" fo:padding-right="0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08in" fo:padding-top="0in" fo:padding-bottom="0in" fo:padding-left="0in" fo:padding-right="0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in" fo:padding-top="0in" fo:padding-bottom="0in" fo:padding-left="0in" fo:padding-right="0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0201in" svg:stroke-color="#00cc00" draw:marker-start="" draw:marker-start-width="0.1398in" draw:marker-start-center="false" draw:marker-end="" draw:marker-end-width="0.1398in" draw:marker-end-center="false" svg:stroke-opacity="50%" draw:fill="none" draw:fill-color="#729fcf" draw:textarea-horizontal-align="right" draw:textarea-vertical-align="middle" fo:padding-top="0.0098in" fo:padding-bottom="0.0098in" fo:padding-left="0.0098in" fo:padding-right="-0.1894in" draw:shadow="hidden" draw:shadow-offset-x="0.0783in" draw:shadow-offset-y="0.0783in" draw:shadow-color="#808080" style:run-through="foreground"/>
    </style:style>
    <style:style style:name="gr13" style:family="graphic">
      <style:graphic-properties draw:stroke="solid" svg:stroke-width="0.0201in" svg:stroke-color="#00cc00" draw:marker-start="" draw:marker-start-width="0.1398in" draw:marker-start-center="false" draw:marker-end="" draw:marker-end-width="0.1398in" draw:marker-end-center="false" svg:stroke-opacity="50%" draw:fill="none" draw:fill-color="#729fcf" draw:textarea-horizontal-align="right" draw:textarea-vertical-align="middle" fo:padding-top="0.0098in" fo:padding-bottom="0.0098in" fo:padding-left="0.0098in" fo:padding-right="-0.1894in" draw:shadow="hidden" draw:shadow-offset-x="0.0783in" draw:shadow-offset-y="0.0783in" draw:shadow-color="#808080" style:run-through="foreground"/>
    </style:style>
    <style:style style:name="gr14" style:family="graphic">
      <style:graphic-properties draw:stroke="solid" svg:stroke-width="0.0201in" svg:stroke-color="#00cc00" draw:marker-start="" draw:marker-start-width="0.1398in" draw:marker-start-center="false" draw:marker-end="" draw:marker-end-width="0.1398in" draw:marker-end-center="false" svg:stroke-opacity="50%" draw:fill="none" draw:fill-color="#729fcf" draw:textarea-horizontal-align="right" draw:textarea-vertical-align="middle" fo:padding-top="0.0098in" fo:padding-bottom="0.0098in" fo:padding-left="0.0098in" fo:padding-right="-0.1894in" draw:shadow="hidden" draw:shadow-offset-x="0.0783in" draw:shadow-offset-y="0.0783in" draw:shadow-color="#808080" style:run-through="foreground"/>
    </style:style>
    <style:style style:name="gr15" style:family="graphic">
      <style:graphic-properties draw:stroke="solid" svg:stroke-width="0.0201in" svg:stroke-color="#00cc00" draw:marker-start="" draw:marker-start-width="0.1398in" draw:marker-start-center="false" draw:marker-end="" draw:marker-end-width="0.1398in" draw:marker-end-center="false" svg:stroke-opacity="50%" draw:fill="none" draw:fill-color="#729fcf" draw:textarea-horizontal-align="right" draw:textarea-vertical-align="middle" fo:padding-top="0.0098in" fo:padding-bottom="0.0098in" fo:padding-left="0.0098in" fo:padding-right="-0.1894in" draw:shadow="hidden" draw:shadow-offset-x="0.0783in" draw:shadow-offset-y="0.0783in" draw:shadow-color="#808080" style:run-through="foreground"/>
    </style:style>
    <style:style style:name="gr16" style:family="graphic">
      <style:graphic-properties draw:stroke="solid" svg:stroke-width="0.0201in" svg:stroke-color="#00cc00" draw:marker-start="" draw:marker-start-width="0.1398in" draw:marker-start-center="false" draw:marker-end="" draw:marker-end-width="0.1398in" draw:marker-end-center="false" svg:stroke-opacity="50%" draw:fill="none" draw:fill-color="#729fcf" draw:textarea-horizontal-align="right" draw:textarea-vertical-align="middle" fo:padding-top="0.0098in" fo:padding-bottom="0.0098in" fo:padding-left="0.0098in" fo:padding-right="-0.1894in" draw:shadow="hidden" draw:shadow-offset-x="0.0783in" draw:shadow-offset-y="0.0783in" draw:shadow-color="#808080" style:run-through="foreground"/>
    </style:style>
    <style:style style:name="gr17" style:family="graphic">
      <style:graphic-properties draw:stroke="solid" svg:stroke-width="0.0201in" svg:stroke-color="#00cc00" draw:marker-start="" draw:marker-start-width="0.1398in" draw:marker-start-center="false" draw:marker-end="" draw:marker-end-width="0.1398in" draw:marker-end-center="false" svg:stroke-opacity="50%" draw:fill="none" draw:fill-color="#729fcf" draw:textarea-horizontal-align="right" draw:textarea-vertical-align="middle" fo:padding-top="0.0098in" fo:padding-bottom="0.0098in" fo:padding-left="0.0098in" fo:padding-right="-0.1894in" draw:shadow="hidden" draw:shadow-offset-x="0.0783in" draw:shadow-offset-y="0.0783in" draw:shadow-color="#808080" style:run-through="foreground"/>
    </style:style>
    <style:style style:name="gr18" style:family="graphic">
      <style:graphic-properties draw:stroke="solid" svg:stroke-width="0.0201in" svg:stroke-color="#00cc00" draw:marker-start="" draw:marker-start-width="0.1398in" draw:marker-start-center="false" draw:marker-end="" draw:marker-end-width="0.1398in" draw:marker-end-center="false" svg:stroke-opacity="50%" draw:fill="none" draw:fill-color="#729fcf" draw:textarea-horizontal-align="right" draw:textarea-vertical-align="middle" fo:padding-top="0.0098in" fo:padding-bottom="0.0098in" fo:padding-left="0.0098in" fo:padding-right="-0.1894in" draw:shadow="hidden" draw:shadow-offset-x="0.0783in" draw:shadow-offset-y="0.0783in" draw:shadow-color="#808080" style:run-through="foreground"/>
    </style:style>
    <style:style style:name="gr19" style:family="graphic">
      <style:graphic-properties draw:stroke="solid" svg:stroke-width="0.0201in" svg:stroke-color="#00cc00" draw:marker-start="" draw:marker-start-width="0.1398in" draw:marker-start-center="false" draw:marker-end="" draw:marker-end-width="0.1398in" draw:marker-end-center="false" svg:stroke-opacity="50%" draw:fill="none" draw:fill-color="#729fcf" draw:textarea-horizontal-align="right" draw:textarea-vertical-align="middle" fo:padding-top="0.0098in" fo:padding-bottom="0.0098in" fo:padding-left="0.0098in" fo:padding-right="-0.1894in" draw:shadow="hidden" draw:shadow-offset-x="0.0783in" draw:shadow-offset-y="0.0783in" draw:shadow-color="#808080" style:run-through="foreground"/>
    </style:style>
    <style:style style:name="gr20" style:family="graphic">
      <style:graphic-properties draw:stroke="solid" svg:stroke-width="0.0201in" svg:stroke-color="#00cc00" draw:marker-start="" draw:marker-start-width="0.1398in" draw:marker-start-center="false" draw:marker-end="" draw:marker-end-width="0.1398in" draw:marker-end-center="false" svg:stroke-opacity="50%" draw:fill="none" draw:fill-color="#729fcf" draw:textarea-horizontal-align="right" draw:textarea-vertical-align="middle" fo:padding-top="0.0098in" fo:padding-bottom="0.0098in" fo:padding-left="0.0098in" fo:padding-right="-0.1894in" draw:shadow="hidden" draw:shadow-offset-x="0.0783in" draw:shadow-offset-y="0.0783in" draw:shadow-color="#808080" style:run-through="foreground"/>
    </style:style>
    <style:style style:name="gr2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5in" fo:padding-top="0in" fo:padding-bottom="0in" fo:padding-left="0in" fo:padding-right="0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07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5in" fo:padding-top="0in" fo:padding-bottom="0in" fo:padding-left="0in" fo:padding-right="0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5in" fo:padding-top="0in" fo:padding-bottom="0in" fo:padding-left="0in" fo:padding-right="0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5602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svg:stroke-width="0.0201in" svg:stroke-color="#00cc00" draw:marker-start="" draw:marker-start-width="0.1398in" draw:marker-start-center="false" draw:marker-end="" draw:marker-end-width="0.1398in" draw:marker-end-center="false" svg:stroke-opacity="50%" draw:fill="none" draw:fill-color="#729fcf" draw:textarea-horizontal-align="right" draw:textarea-vertical-align="middle" fo:padding-top="0.0098in" fo:padding-bottom="0.0098in" fo:padding-left="0.0098in" fo:padding-right="-0.1894in" draw:shadow="hidden" draw:shadow-offset-x="0.0783in" draw:shadow-offset-y="0.0783in" draw:shadow-color="#808080" style:run-through="foreground"/>
    </style:style>
    <style:style style:name="gr31" style:family="graphic">
      <style:graphic-properties draw:stroke="solid" svg:stroke-width="0.0201in" svg:stroke-color="#00cc00" draw:marker-start="" draw:marker-start-width="0.1398in" draw:marker-start-center="false" draw:marker-end="" draw:marker-end-width="0.1398in" draw:marker-end-center="false" svg:stroke-opacity="50%" draw:fill="none" draw:fill-color="#729fcf" draw:textarea-horizontal-align="right" draw:textarea-vertical-align="middle" fo:padding-top="0.0098in" fo:padding-bottom="0.0098in" fo:padding-left="0.0098in" fo:padding-right="-0.1894in" draw:shadow="hidden" draw:shadow-offset-x="0.0783in" draw:shadow-offset-y="0.0783in" draw:shadow-color="#808080" style:run-through="foreground"/>
    </style:style>
    <style:style style:name="gr32" style:family="graphic">
      <style:graphic-properties draw:stroke="solid" svg:stroke-width="0.0201in" svg:stroke-color="#00cc00" draw:marker-start="" draw:marker-start-width="0.1398in" draw:marker-start-center="false" draw:marker-end="" draw:marker-end-width="0.1398in" draw:marker-end-center="false" svg:stroke-opacity="50%" draw:fill="none" draw:fill-color="#729fcf" draw:textarea-horizontal-align="right" draw:textarea-vertical-align="middle" fo:padding-top="0.0098in" fo:padding-bottom="0.0098in" fo:padding-left="0.0098in" fo:padding-right="-0.1894in" draw:shadow="hidden" draw:shadow-offset-x="0.0783in" draw:shadow-offset-y="0.0783in" draw:shadow-color="#808080" style:run-through="foreground"/>
    </style:style>
    <style:style style:name="gr33" style:family="graphic">
      <style:graphic-properties draw:stroke="solid" svg:stroke-width="0.0201in" svg:stroke-color="#00cc00" draw:marker-start="" draw:marker-start-width="0.1398in" draw:marker-start-center="false" draw:marker-end="" draw:marker-end-width="0.1398in" draw:marker-end-center="false" svg:stroke-opacity="50%" draw:fill="none" draw:fill-color="#729fcf" draw:textarea-horizontal-align="right" draw:textarea-vertical-align="middle" fo:padding-top="0.0098in" fo:padding-bottom="0.0098in" fo:padding-left="0.0098in" fo:padding-right="-0.1894in" draw:shadow="hidden" draw:shadow-offset-x="0.0783in" draw:shadow-offset-y="0.0783in" draw:shadow-color="#808080" style:run-through="foreground"/>
    </style:style>
    <style:style style:name="gr34" style:family="graphic">
      <style:graphic-properties draw:stroke="solid" svg:stroke-width="0.0201in" svg:stroke-color="#ff3333" draw:marker-start="" draw:marker-start-width="0.1398in" draw:marker-start-center="false" draw:marker-end="Arrow" draw:marker-end-width="0.0799in" draw:marker-end-center="false" svg:stroke-opacity="50%"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35" style:family="graphic">
      <style:graphic-properties draw:stroke="solid" svg:stroke-width="0.0201in" svg:stroke-color="#00cccc" draw:marker-start="" draw:marker-start-width="0.1398in" draw:marker-start-center="false" draw:marker-end="" draw:marker-end-width="0.1398in" draw:marker-end-center="false" svg:stroke-opacity="50%" draw:fill="none" draw:fill-color="#729fcf" draw:textarea-horizontal-align="justify" draw:textarea-vertical-align="middle" draw:auto-grow-height="false" fo:min-height="3.5819in" fo:min-width="0.2335in" fo:padding-top="0.0591in" fo:padding-bottom="0.0591in" fo:padding-left="0.1083in" fo:padding-right="0.1083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08in" fo:padding-top="0in" fo:padding-bottom="0in" fo:padding-left="0in" fo:padding-right="0in" draw:shadow="hidden" draw:shadow-offset-x="0.0783in" draw:shadow-offset-y="0.0783in" draw:shadow-color="#808080" style:run-through="foreground"/>
    </styl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8x SPI Adapter</text:p>
      <text:p text:style-name="P2">(WIZ850io/25LC512)</text:p>
      <text:p text:style-name="P2">Theory of Operation</text:p>
      <text:p text:style-name="P2"><text:date style:data-style-name="N37" text:date-value="2019-07-15T12:15:16.415398078" text:fixed="true">07/15/19</text:date></text:p>
      <text:p text:style-name="P1"/>
      <text:h text:style-name="Heading_20_3" text:outline-level="3">Basic SPI</text:h>
      <text:p text:style-name="P1"/>
      <text:p text:style-name="P1">MOSI - Master Out Slave In - carries serial data from the H8/H89 to the SPI devices. MISO - Master In Slave Out - carries serial data from the SPI devices to the H8/H89. SCLK clocks data over MOSI and MISO, <text:span text:style-name="T1">simultaneously.</text:span> The only way to read data is to clock-out (write) data. SPI devices will ignore written data while they are in a read phase. Likewise, the H8/H89 ignores read data while writing.</text:p>
      <text:p text:style-name="P1"/>
      <text:p text:style-name="P1">The SPI adapter will clock 8 bits when either an IN or OUT instruction (on the data port) is performed, however in the case of IN there is no data loaded into the output (write) shift register. Also, in the case of IN, there is a delay for when the input data is available, since the shifting occurs *after* the IN instruction. Since SPI devices require a command in order to perform an operation, there is at least one OUT (the command) performed prior to any INs. The data from the first IN instruction after writing the command (and parameters) will be ignored, as it contains no meaningful value. As an example, a command to read 16 bytes will consist of 17 IN instructions, with data from the first being discarded.</text:p>
      <text:p text:style-name="P1"/>
      <text:p text:style-name="P1">Devices share the same MOSI, MISO, and SCLK signals, but each device has it's own /SCS (or /SS) signal, to select them as active. T<text:span text:style-name="T1">he absence of t</text:span>his select signal causes the SPI device to ignore <text:span text:style-name="T1">its</text:span> serial input line and tri-state <text:span text:style-name="T1">its</text:span> serial output line.</text:p>
      <text:p text:style-name="P1"/>
      <text:p text:style-name="P1">The general protocol for communicating with an SPI device is:</text:p>
      <text:p text:style-name="P1"/>
      <text:list xml:id="list1328500899" text:style-name="L1">
        <text:list-item>
          <text:p text:style-name="P5">Set the select bit for the desired device to "1"</text:p>
        </text:list-item>
        <text:list-item>
          <text:p text:style-name="P5">Output one or more <text:span text:style-name="T1">bytes for the </text:span>command/parameter<text:span text:style-name="T1">(s)</text:span></text:p>
        </text:list-item>
        <text:list-item>
          <text:p text:style-name="P5">Either output or input data bytes, depending on command</text:p>
        </text:list-item>
        <text:list-item>
          <text:p text:style-name="P5">Clear the select bit</text:p>
        </text:list-item>
      </text:list>
      <text:p text:style-name="P1"/>
      <text:p text:style-name="P1">Note that step 4 is often required by the devices in order to execute a command (the command may not start until after step 4). Only one command may be issued per select cycle.</text:p>
      <text:p text:style-name="P1"/>
      <text:p text:style-name="P4">Most devices (the two used here) support an “auto increment” feature, such that the size of data transfers need not be specified in the command. The H8/H89 simply clears the /SCS signal after the last desired data byte. There may, however, be internal limitations on the devices such as page sizes or register bank boundaries.</text:p>
      <text:p text:style-name="P1"/>
      <text:h text:style-name="Heading_20_3" text:outline-level="3">Adapter Hardware <text:span text:style-name="T2">Operation</text:span></text:h>
      <text:p text:style-name="P1"/>
      <text:p text:style-name="P1">The /SCS (or /SS) signals are controlled by the 74LS175 latch, which is loaded by OUT on the control port. Bit 0 is /SCS for the WIZ850io. Bit 1 is the /SS for the 25LC512 NVRAM chip. System /RESET forces both (all) bits to "0".</text:p>
      <text:p text:style-name="P1"/>
      <text:p text:style-name="P1"><text:soft-page-break/>Serial data shifting is controlled by the 74LS161 counter, and associated circuitry. <text:s/>A system /RESET will, via the /SCS signals, preload 1111b into the counter. This forces Q3 to "1" which forces preset on the <text:span text:style-name="T3">set</text:span> of 74LS74 flipflops. The Q output of the last flipflop drives the SCLK-DIS (serial clock disable) signal, which prevents the system CPU clock from reaching the shift registers. This condition will persist as long as no SPI device is selected.</text:p>
      <text:p text:style-name="P1"/>
      <text:p text:style-name="P1">Enabling /SCS for one of the devices (it is software's responsibility to ensure only one device is selected) releases the preload (/PE) on the 74LS161, but no clocking will begin since Q3 remains "1".</text:p>
      <text:p text:style-name="P1"/>
      <text:p text:style-name="P1">OUT instructions load the output data into the 74LS165 shift register. IN instructions read the data from the 74LS164 shift register. In both cases, the IO strobe will cause a /MR (reset the counter) which forces Q3 to "0" which is reflected by a "0" on the D input of the <text:span text:style-name="T3">set</text:span> of flipflops.</text:p>
      <text:p text:style-name="P1"/>
      <text:p text:style-name="P1">After <text:span text:style-name="T4">two</text:span> CPU clock pulses <text:span text:style-name="T3">(rising edges)</text:span> the "0" from Q3 should reach the Q output of the <text:span text:style-name="T3">last</text:span> flipflop, causing SCLK-DIS to be "0" and passing the CPU clock to the shift registers as well as the counter. <text:span text:style-name="T1">Note that the exact timing of this depends on the Z80 CPU timing for I/O instructions, and is triggered by the leading edge of the IO strobe (IORD or IOWR). </text:span>After 8 clock pulses, the counter will reach 1000b and Q3 will be "1" and this will force SCLK-DIS to a "1" again, stopping the shifting of data.</text:p>
      <text:p text:style-name="P1"/>
      <text:p text:style-name="P7">Note the critical timing for the trailing edge of /MR (IOR/W) and SCLK-DIS. The SCLK cycles actually begin while /MR is still active (74LS161 still held in reset), but this is acceptable because the trailing edge of /<text:span text:style-name="T6">MR (counter reset released) occurs before the first counting edge (falling edge of SCLK) for the 74LS161. This overlap allows for a better buffer window between back-to-back I/O instructions.</text:span></text:p>
      <text:p text:style-name="P1"/>
      <text:p text:style-name="P1">Successive IN/OUT instructions cause the same 8-cycles of CPU clock to be passed through to the shift registers. Once the H8/H89 (software) has completed the command and data, it clears the control port <text:span text:style-name="T1">-</text:span> turning off any /SCS signal <text:span text:style-name="T1">- </text:span>which forces the preload (/PE) active again, preventing the counter from functioning.</text:p>
      <text:p text:style-name="P1"/>
      <text:p text:style-name="P1"/>
      <text:p text:style-name="P8"><draw:g text:anchor-type="paragraph" draw:z-index="0" draw:name="Shape1" draw:style-name="gr1"><draw:polyline draw:style-name="gr2" draw:text-style-name="P9" svg:width="0.2496in" svg:height="7.5996in" draw:transform="rotate (-1.5707963267949) translate (8.35in 0.687073490813635in)" svg:viewBox="0 0 635 19304" draw:points="0,19304 635,19304 635,18796 0,18796 0,18288 635,18288 635,17780 0,17780 0,17272 635,17272 635,16764 0,16764 0,16256 635,16256 635,15748 0,15748 0,15240 635,15240 635,14732 0,14732 0,14224 635,14224 635,13716 0,13716 0,13208 635,13208 635,12700 0,12700 0,12192 635,12192 635,11684 0,11684 0,11176 635,11176 635,10668 0,10668 0,10160 635,10160 635,9652 0,9652 0,9144 635,9144 635,8636 0,8636 0,8128 635,8128 635,7620 0,7620 0,7112 635,7112 635,6604 0,6604 0,6096 635,6096 635,5588 0,5588 0,5080 635,5080 635,4572 0,4572 0,4064 635,4064 635,3556 0,3556 0,3048 635,3048 635,2540 0,2540 0,2032 635,2032 635,1524 0,1524 0,1016 635,1016 635,508 0,508 0,0"><text:p/></draw:polyline><draw:polyline draw:style-name="gr3" draw:text-style-name="P9" xml:id="id1" draw:id="id1" svg:width="7.5996in" svg:height="0.2496in" svg:x="0.75in" svg:y="1.087in" svg:viewBox="0 0 19304 635" draw:points="0,0 635,0 635,635 3175,635 3175,0 11811,0 11811,635 14351,635 14351,0 19304,0"><draw:glue-point draw:id="4" svg:x="-1.3209in" svg:y="-0.3906in" draw:escape-direction="right"/><text:p/></draw:polyline><draw:frame draw:style-name="gr4" draw:text-style-name="P11" svg:width="0.6642in" svg:height="0.1823in" svg:x="0in" svg:y="1.1366in"><draw:text-box><text:p text:style-name="P10"><text:span text:style-name="T7">IOR/W</text:span></text:p></draw:text-box></draw:frame><draw:frame draw:style-name="gr5" draw:text-style-name="P11" svg:width="0.6642in" svg:height="0.228in" svg:x="0in" svg:y="0.7866in"><draw:text-box><text:p text:style-name="P10"><text:span text:style-name="T7">CPU CLK</text:span></text:p></draw:text-box></draw:frame><draw:frame draw:style-name="gr6" draw:text-style-name="P11" svg:width="0.6142in" svg:height="0.1504in" svg:x="0.05in" svg:y="3.1366in"><draw:text-box><text:p text:style-name="P10"><text:span text:style-name="T7">SCLK</text:span></text:p></draw:text-box></draw:frame><draw:polyline draw:style-name="gr7" draw:text-style-name="P9" xml:id="id2" draw:id="id2" svg:width="7.3996in" svg:height="0.2496in" draw:transform="rotate (-3.14159265358979) translate (8.15in 3.33707349081365in)" svg:viewBox="0 0 18796 635" draw:points="18796,0 15748,0 15748,635 15240,635 15240,0 14732,0 14732,635 14224,635 14224,0 13716,0 13716,635 13208,635 13208,0 12700,0 12700,635 12192,635 12192,0 11684,0 11684,635 11176,635 11176,0 10668,0 10668,635 10160,635 10160,0 9652,0 9652,635 9144,635 9144,0 8636,0 8636,635 8128,635 8128,0 4572,0 4572,635 4064,635 4064,0 3556,0 3556,635 3048,635 3048,0 2540,0 2540,635 2032,635 2032,0 1524,0 1524,635 1016,635 1016,0 508,0 508,635 0,635"><draw:glue-point draw:id="4" svg:x="-1.2236in" svg:y="-0.3906in" draw:escape-direction="left"/><text:p/></draw:polyline><draw:frame draw:style-name="gr8" draw:text-style-name="P11" svg:width="0.6642in" svg:height="0.2567in" svg:x="0.0362in" svg:y="3.5366in"><draw:text-box><text:p text:style-name="P10"><text:span text:style-name="T7">MOSI</text:span></text:p><text:p text:style-name="P10"><text:span text:style-name="T7">(74’165 Q7)</text:span></text:p></draw:text-box></draw:frame><draw:frame draw:style-name="gr9" draw:text-style-name="P11" svg:width="0.6642in" svg:height="0.3004in" svg:x="0in" svg:y="2.7366in"><draw:text-box><text:p text:style-name="P10"><text:span text:style-name="T7">SCLK-DIS</text:span></text:p><text:p text:style-name="P10"><text:span text:style-name="T7">(FF Q2)</text:span></text:p></draw:text-box></draw:frame><draw:polyline draw:style-name="gr10" draw:text-style-name="P12" svg:width="7.6996in" svg:height="0.2496in" svg:x="0.75in" svg:y="3.487in" svg:viewBox="0 0 19558 635" draw:points="0,635 2032,635 2286,0 3556,0 3683,635 4572,635 4699,0 5588,0 5715,635 6604,635 6731,0 7620,0 7747,635 8636,635 8763,0 9652,0 9779,635 10668,635 10795,0 13208,0 13462,635 14732,635 14859,0 15748,0 15875,635 16764,635 16891,0 17780,0 17907,635 19558,635"><text:p/></draw:polyline><draw:polyline draw:style-name="gr11" draw:text-style-name="P12" svg:width="7.6906in" svg:height="0.2496in" svg:x="0.7591in" svg:y="3.487in" svg:viewBox="0 0 19535 635" draw:points="0,0 2009,0 2263,635 3533,635 3660,0 4549,0 4676,635 5565,635 5692,0 6581,0 6708,635 7597,635 7724,0 8613,0 8740,635 9629,635 9756,0 10645,0 10772,635 13185,635 13439,0 14709,0 14836,635 15725,635 15852,0 16741,0 16868,635 17757,635 17884,0 19535,0"><text:p/></draw:polyline><draw:line draw:style-name="gr12" draw:text-style-name="P13" svg:x1="1.95in" svg:y1="1.787in" svg:x2="1.95in" svg:y2="4.0031in"><text:p text:style-name="P10"><text:span text:style-name="T7">D7</text:span></text:p></draw:line><draw:line draw:style-name="gr13" draw:text-style-name="P13" svg:x1="2.35in" svg:y1="1.787in" svg:x2="2.35in" svg:y2="4.0031in"><text:p text:style-name="P10"><text:span text:style-name="T7">D6</text:span></text:p></draw:line><draw:line draw:style-name="gr14" draw:text-style-name="P13" svg:x1="2.75in" svg:y1="1.787in" svg:x2="2.75in" svg:y2="4.0031in"><text:p text:style-name="P10"><text:span text:style-name="T7">D5</text:span></text:p></draw:line><draw:line draw:style-name="gr15" draw:text-style-name="P13" svg:x1="3.15in" svg:y1="1.787in" svg:x2="3.15in" svg:y2="4.0031in"><text:p text:style-name="P10"><text:span text:style-name="T7">D4</text:span></text:p></draw:line><draw:line draw:style-name="gr16" draw:text-style-name="P13" svg:x1="3.55in" svg:y1="1.787in" svg:x2="3.55in" svg:y2="4.0031in"><text:p text:style-name="P10"><text:span text:style-name="T7">D3</text:span></text:p></draw:line><draw:line draw:style-name="gr17" draw:text-style-name="P13" svg:x1="3.95in" svg:y1="1.787in" svg:x2="3.95in" svg:y2="4.0031in"><text:p text:style-name="P10"><text:span text:style-name="T7">D2</text:span></text:p></draw:line><draw:line draw:style-name="gr18" draw:text-style-name="P13" svg:x1="4.35in" svg:y1="1.787in" svg:x2="4.35in" svg:y2="4.0031in"><text:p text:style-name="P10"><text:span text:style-name="T7">D1</text:span></text:p></draw:line><draw:line draw:style-name="gr19" draw:text-style-name="P13" svg:x1="4.75in" svg:y1="1.787in" svg:x2="4.75in" svg:y2="4.0031in"><text:p text:style-name="P10"><text:span text:style-name="T7">D0</text:span></text:p></draw:line><draw:line draw:style-name="gr20" draw:text-style-name="P13" svg:x1="6.35in" svg:y1="1.787in" svg:x2="6.35in" svg:y2="4.0031in"><text:p text:style-name="P10"><text:span text:style-name="T7">D7</text:span></text:p></draw:line><draw:frame draw:style-name="gr21" draw:text-style-name="P11" svg:width="0.6142in" svg:height="0.1504in" svg:x="0.05in" svg:y="1.5366in"><draw:text-box><text:p text:style-name="P10"><text:span text:style-name="T7">74‘161 Q3</text:span></text:p></draw:text-box></draw:frame><draw:polyline draw:style-name="gr22" draw:text-style-name="P12" svg:width="7.6996in" svg:height="0.2496in" svg:x="0.75in" svg:y="1.487in" svg:viewBox="0 0 19558 635" draw:points="0,0 635,0 635,635 10668,635 10668,0 11811,0 11811,635 19558,635"><text:p/></draw:polyline><draw:frame draw:style-name="gr23" draw:text-style-name="P15" svg:width="8.5004in" svg:height="0.387in" svg:x="0.15in" svg:y="0.0083in"><draw:text-box><text:p text:style-name="P14"><text:span text:style-name="T8">H8/H89 SPI Timing (WIZ850io)</text:span></text:p></draw:text-box></draw:frame><draw:polyline draw:style-name="gr24" draw:text-style-name="P12" svg:width="7.6996in" svg:height="0.2496in" svg:x="0.75in" svg:y="1.887in" svg:viewBox="0 0 19558 635" draw:points="0,0 1524,0 1524,635 10668,635 10668,0 12700,0 12700,635 19558,635"><text:p/></draw:polyline><draw:polyline draw:style-name="gr25" draw:text-style-name="P12" svg:width="7.6996in" svg:height="0.2496in" svg:x="0.75in" svg:y="2.287in" svg:viewBox="0 0 19558 635" draw:points="0,0 2540,0 2540,635 10668,635 10668,0 13716,0 13716,635 19558,635"><text:p/></draw:polyline><draw:polyline draw:style-name="gr26" draw:text-style-name="P12" svg:width="7.6996in" svg:height="0.2496in" svg:x="0.75in" svg:y="2.687in" svg:viewBox="0 0 19558 635" draw:points="0,0 2540,0 2540,635 10668,635 10668,0 13716,0 13716,635 19558,635"><text:p/></draw:polyline><draw:frame draw:style-name="gr27" draw:text-style-name="P11" svg:width="0.6142in" svg:height="0.1504in" svg:x="0.0362in" svg:y="2.3366in"><draw:text-box><text:p text:style-name="P10"><text:span text:style-name="T7">FF Q2</text:span></text:p></draw:text-box></draw:frame><draw:frame draw:style-name="gr28" draw:text-style-name="P11" svg:width="0.6142in" svg:height="0.1504in" svg:x="0.052in" svg:y="1.9374in"><draw:text-box><text:p text:style-name="P10"><text:span text:style-name="T7">FF Q1</text:span></text:p></draw:text-box></draw:frame><draw:frame draw:style-name="gr29" draw:text-style-name="P16" svg:width="8.5004in" svg:height="0.6748in" svg:x="0.05in" svg:y="4.6783in"><draw:text-box><text:p text:style-name="P14"><text:span text:style-name="T9">Example for back-to-back i8080 OUT/IN instructions.</text:span></text:p><text:p text:style-name="P14"><text:span text:style-name="T9">Z80 I/O instructions are longer and provide more buffer time.</text:span></text:p><text:p text:style-name="P14"><text:span text:style-name="T9">Red arrow indicates critical timing requirement.</text:span></text:p></draw:text-box></draw:frame><draw:line draw:style-name="gr30" draw:text-style-name="P13" svg:x1="6.75in" svg:y1="1.787in" svg:x2="6.75in" svg:y2="4.0031in"><text:p text:style-name="P10"><text:span text:style-name="T7">D6</text:span></text:p></draw:line><draw:line draw:style-name="gr31" draw:text-style-name="P13" svg:x1="7.15in" svg:y1="1.787in" svg:x2="7.15in" svg:y2="4.0031in"><text:p text:style-name="P10"><text:span text:style-name="T7">D5</text:span></text:p></draw:line><draw:line draw:style-name="gr32" draw:text-style-name="P13" svg:x1="7.55in" svg:y1="1.787in" svg:x2="7.55in" svg:y2="4.0031in"><text:p text:style-name="P10"><text:span text:style-name="T7">D4</text:span></text:p></draw:line><draw:line draw:style-name="gr33" draw:text-style-name="P13" svg:x1="7.95in" svg:y1="1.787in" svg:x2="7.95in" svg:y2="4.0031in"><text:p text:style-name="P10"><text:span text:style-name="T7">D3</text:span></text:p></draw:line><draw:connector draw:style-name="gr34" draw:text-style-name="P9" draw:type="curve" draw:line-skew="-6.2831in 0in 1.0965in" svg:x1="2.0008in" svg:y1="1.1874in" svg:x2="2.1508in" svg:y2="3.1874in" draw:start-shape="id1" draw:start-glue-point="4" draw:end-shape="id2" draw:end-glue-point="4" svg:d="M5082 3016c1002 0 669 2602-111 2602-781 0-1419 2478 492 2478" svg:viewBox="0 0 1499 5082"><text:p/></draw:connector><draw:custom-shape draw:style-name="gr35" draw:text-style-name="P9" svg:width="0.4504in" svg:height="3.7004in" svg:x="4.95in" svg:y="0.4866in"><text:p/><draw:enhanced-geometry svg:viewBox="0 0 21600 21600" draw:type="rectangle" draw:enhanced-path="M 0 0 L 21600 0 21600 21600 0 21600 0 0 Z N"/></draw:custom-shape><draw:frame draw:style-name="gr36" draw:text-style-name="P18" svg:width="0.8004in" svg:height="0.2567in" svg:x="4.95in" svg:y="4.1866in"><draw:text-box><text:p text:style-name="P17"><text:span text:style-name="T7">Buffer between instructions</text:span></text:p></draw:text-box></draw:fram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uglas Miller</meta:initial-creator>
    <meta:creation-date>2019-07-15T12:02:31.332696683</meta:creation-date>
    <dc:date>2019-07-22T08:39:38.560632245</dc:date>
    <meta:editing-duration>PT26M3S</meta:editing-duration>
    <meta:editing-cycles>6</meta:editing-cycles>
    <meta:generator>LibreOffice/6.0.7.3$Linux_X86_64 LibreOffice_project/00m0$Build-3</meta:generator>
    <meta:document-statistic meta:table-count="0" meta:image-count="0" meta:object-count="0" meta:page-count="3" meta:paragraph-count="23" meta:word-count="822" meta:character-count="4633" meta:non-whitespace-character-count="3833"/>
  </office:meta>
</office:document-meta>
</file>